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32f" officeooo:paragraph-rsid="0010232f"/>
    </style:style>
    <style:style style:name="P2" style:family="paragraph" style:parent-style-name="Standard">
      <style:text-properties officeooo:rsid="0010232f" officeooo:paragraph-rsid="00106206"/>
    </style:style>
    <style:style style:name="P3" style:family="paragraph" style:parent-style-name="Standard">
      <style:text-properties fo:font-weight="bold" officeooo:rsid="0010232f" officeooo:paragraph-rsid="0010232f" style:font-weight-asian="bold" style:font-weight-complex="bold"/>
    </style:style>
    <style:style style:name="P4" style:family="paragraph" style:parent-style-name="Standard">
      <style:text-properties fo:font-weight="bold" officeooo:rsid="00106206" officeooo:paragraph-rsid="00106206" style:font-weight-asian="bold" style:font-weight-complex="bold"/>
    </style:style>
    <style:style style:name="P5" style:family="paragraph" style:parent-style-name="Standard">
      <style:text-properties fo:font-style="italic" fo:font-weight="normal" officeooo:rsid="0010232f" officeooo:paragraph-rsid="0010232f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0232f" officeooo:paragraph-rsid="00106206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officeooo:paragraph-rsid="00106206" style:font-style-asian="italic" style:font-style-complex="italic"/>
    </style:style>
    <style:style style:name="P8" style:family="paragraph" style:parent-style-name="Standard">
      <style:text-properties officeooo:paragraph-rsid="00106206"/>
    </style:style>
    <style:style style:name="P9" style:family="paragraph" style:parent-style-name="Standard">
      <style:text-properties officeooo:rsid="00122d9b" officeooo:paragraph-rsid="00122d9b"/>
    </style:style>
    <style:style style:name="P10" style:family="paragraph" style:parent-style-name="Standard">
      <style:text-properties officeooo:paragraph-rsid="001387ae"/>
    </style:style>
    <style:style style:name="P11" style:family="paragraph" style:parent-style-name="Standard">
      <style:text-properties officeooo:rsid="00154b31" officeooo:paragraph-rsid="001687a8"/>
    </style:style>
    <style:style style:name="P12" style:family="paragraph" style:parent-style-name="Standard">
      <style:text-properties officeooo:rsid="00154b31" officeooo:paragraph-rsid="00172a29"/>
    </style:style>
    <style:style style:name="P13" style:family="paragraph" style:parent-style-name="Standard">
      <style:text-properties officeooo:paragraph-rsid="0015bf1b"/>
    </style:style>
    <style:style style:name="P14" style:family="paragraph" style:parent-style-name="Standard">
      <style:text-properties officeooo:rsid="0015bf1b" officeooo:paragraph-rsid="0015bf1b"/>
    </style:style>
    <style:style style:name="P15" style:family="paragraph" style:parent-style-name="Standard">
      <style:text-properties officeooo:rsid="0015bf1b" officeooo:paragraph-rsid="001687a8"/>
    </style:style>
    <style:style style:name="P16" style:family="paragraph" style:parent-style-name="Standard">
      <style:text-properties officeooo:rsid="0015bf1b" officeooo:paragraph-rsid="00172a29"/>
    </style:style>
    <style:style style:name="P17" style:family="paragraph" style:parent-style-name="Standard">
      <style:text-properties officeooo:paragraph-rsid="001687a8"/>
    </style:style>
    <style:style style:name="P18" style:family="paragraph" style:parent-style-name="Standard">
      <style:text-properties officeooo:rsid="001687a8" officeooo:paragraph-rsid="001687a8"/>
    </style:style>
    <style:style style:name="P19" style:family="paragraph" style:parent-style-name="Standard">
      <style:text-properties officeooo:paragraph-rsid="001724c5"/>
    </style:style>
    <style:style style:name="P20" style:family="paragraph" style:parent-style-name="Standard">
      <style:text-properties officeooo:paragraph-rsid="00172a29"/>
    </style:style>
    <style:style style:name="P21" style:family="paragraph" style:parent-style-name="Standard">
      <style:text-properties officeooo:paragraph-rsid="00122d9b"/>
    </style:style>
    <style:style style:name="T1" style:family="text">
      <style:text-properties officeooo:rsid="00106206"/>
    </style:style>
    <style:style style:name="T2" style:family="text">
      <style:text-properties officeooo:rsid="001387ae"/>
    </style:style>
    <style:style style:name="T3" style:family="text">
      <style:text-properties officeooo:rsid="00154b31"/>
    </style:style>
    <style:style style:name="T4" style:family="text">
      <style:text-properties officeooo:rsid="0015bf1b"/>
    </style:style>
    <style:style style:name="T5" style:family="text">
      <style:text-properties officeooo:rsid="001687a8"/>
    </style:style>
    <style:style style:name="T6" style:family="text">
      <style:text-properties officeooo:rsid="001724c5"/>
    </style:style>
    <style:style style:name="T7" style:family="text">
      <style:text-properties officeooo:rsid="00172a29"/>
    </style:style>
    <style:style style:name="T8" style:family="text">
      <style:text-properties officeooo:rsid="0017bc0b"/>
    </style:style>
    <style:style style:name="T9" style:family="text">
      <style:text-properties officeooo:rsid="001dec08"/>
    </style:style>
    <style:style style:name="T10" style:family="text">
      <style:text-properties officeooo:rsid="00122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09/05/2022 - </text:span>MENTORIA DE SOFT SKILLS - CASE TRYBECAR</text:p>
      <text:p text:style-name="P1"/>
      <text:p text:style-name="P4">SITUAÇÃO 1</text:p>
      <text:p text:style-name="P5">Considerando que não há tempo hábil para funcionalidades extras, qual seria sua escolha? Qual sua justificativa para escolher uma tela em detrimento da outra?</text:p>
      <text:p text:style-name="P2"><text:span text:style-name="T1">R: </text:span>A funcionalidade 2, “tela que exibe os ganhos sustentáveis das locações, com foco no impacto socioambiental da empresa”, é minha escolha.</text:p>
      <text:p text:style-name="P8"><text:span text:style-name="T1">Justifico: ambas as soluções destacam a Cultura de Transformação Digital que faz parte da Trybecar e a busca por inovação como premissa para soluções de mobilidade, pela empresa. Porém, apenas a funcionalidade 2, alia o destaque da Transformação Digital com a pegada Sustentável que também é um foco da empresa e, principalmente, traz informações dos ganhos sustentáveis das locações, com foco no impacto socioambiental, informações extremamente relevantes para investidores.</text:span></text:p>
      <text:p text:style-name="P8"/>
      <text:p text:style-name="P4">SITUAÇÃO 2</text:p>
      <text:p text:style-name="P6">Em resumo, agora, com a fusão das empresas, as pessoas clientes podem escolher pagar o aluguel via boletos divididos em várias parcelas. O time adorou a ideia do João e como 1ª etapa do desenvolvimento dessa feature deve ser construído um pseudocódigo que realize a tarefa de gerar as datas de vencimento dos boletos. O pseudocódigo deve estar pronto até 2 horas antes da reunião para a líder técnica validar. E então, como você o escreveria?</text:p>
      <text:p text:style-name="P7"><text:span text:style-name="T1">Pseudocódigo: código que não está escrito </text:span>linguagem de programação específica, ou , o foco é a e não a sintaxe.</text:p>
      <text:p text:style-name="P9">R: </text:p>
      <text:p text:style-name="P21"><text:span text:style-name="T10">const ehDiaUtil = require('@lfreneda/eh-dia-util') // </text:span><text:span text:style-name="T9">Biblioteca criada por um brasileiro para validação dos dias úteis</text:span></text:p>
      <text:p text:style-name="P9"/>
      <text:p text:style-name="P10"><text:span text:style-name="T2">const geraBoletos = (</text:span><text:span text:style-name="T5">dataInicial</text:span><text:span text:style-name="T2">, </text:span><text:span text:style-name="T5">qtdeBoletos</text:span><text:span text:style-name="T2">) =&gt; {</text:span></text:p>
      <text:p text:style-name="P17"><text:span text:style-name="T3"><text:tab/>arrayDatas = [];</text:span></text:p>
      <text:p text:style-name="P17"><text:span text:style-name="T3"><text:tab/></text:span><text:span text:style-name="T8">if</text:span><text:span text:style-name="T3"> (ehDiaUtil(dataInicial)) {</text:span></text:p>
      <text:p text:style-name="P17"><text:span text:style-name="T3"><text:tab/><text:tab/>arrayDatas </text:span><text:span text:style-name="T4">= [dataInicial];</text:span></text:p>
      <text:p text:style-name="P11"><text:tab/>} <text:span text:style-name="T4">els</text:span><text:span text:style-name="T8">e</text:span><text:span text:style-name="T4"> {</text:span></text:p>
      <text:p text:style-name="P15"><text:tab/><text:tab/>dataInicial + 1 dia;</text:p>
      <text:p text:style-name="P15"><text:span text:style-name="T3"><text:tab/><text:tab/>arrayDatas </text:span>= [dataInicial];</text:p>
      <text:p text:style-name="P15"><text:tab/>};</text:p>
      <text:p text:style-name="P14"><text:tab/>for (let index = 1; index &lt;= qtdeBoletos; index += 1) {</text:p>
      <text:p text:style-name="P19"><text:span text:style-name="T7"><text:tab/><text:tab/>const proxData = </text:span><text:span text:style-name="T6">dataInicial + </text:span><text:span text:style-name="T7">30</text:span><text:span text:style-name="T6"> </text:span><text:span text:style-name="T7">dias</text:span><text:span text:style-name="T6">;</text:span></text:p>
      <text:p text:style-name="P20"><text:span text:style-name="T3"><text:tab/><text:tab/></text:span><text:span text:style-name="T8">if</text:span><text:span text:style-name="T3"> (ehDiaUtil(</text:span><text:span text:style-name="T7">proxData</text:span><text:span text:style-name="T3">)) {</text:span></text:p>
      <text:p text:style-name="P20"><text:span text:style-name="T3"><text:tab/><text:tab/><text:tab/>arrayDatas </text:span><text:span text:style-name="T4">= [...</text:span><text:span text:style-name="T7">arrayDatas, proxData</text:span><text:span text:style-name="T4">];</text:span></text:p>
      <text:p text:style-name="P12"><text:tab/><text:tab/>} <text:span text:style-name="T4">els</text:span><text:span text:style-name="T8">e</text:span><text:span text:style-name="T4"> {</text:span></text:p>
      <text:p text:style-name="P16"><text:span text:style-name="T7"><text:tab/><text:tab/><text:tab/>proxData</text:span> + 1 dia;</text:p>
      <text:p text:style-name="P16"><text:span text:style-name="T3"><text:tab/><text:tab/><text:tab/>arrayDatas </text:span>= [...<text:span text:style-name="T7">arrayDatas, proxData</text:span>];</text:p>
      <text:p text:style-name="P16"><text:tab/><text:tab/>};</text:p>
      <text:p text:style-name="P18"><text:tab/>};</text:p>
      <text:p text:style-name="P17"><text:span text:style-name="T2"><text:tab/>return </text:span><text:span text:style-name="T3">arrayDatas;</text:span></text:p>
      <text:p text:style-name="P13"><text:span text:style-name="T4">}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4:21:24.910163121</meta:creation-date>
    <dc:date>2022-05-09T16:10:10.139070203</dc:date>
    <meta:editing-duration>PT1H16M4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09" meta:character-count="1977" meta:non-whitespace-character-count="1666"/>
  </office:meta>
</office:document-meta>
</file>